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style:font-size-asian="15pt" style:font-size-complex="15pt"/>
    </style:style>
    <style:style style:name="P5" style:family="paragraph" style:parent-style-name="Standard">
      <style:text-properties fo:font-size="18pt" style:text-underline-style="none" style:font-size-asian="18pt" style:font-size-complex="18pt"/>
    </style:style>
    <style:style style:name="P6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8">Somos el pueblo de Dios</text:p>
        <text:p text:style-name="P8">Marcos Witt</text:p>
        <text:p text:style-name="P2"/>
        <text:p text:style-name="P2">Somos el pueblo de Dios</text:p>
        <text:p text:style-name="P2">somos un pueblo especial</text:p>
        <text:p text:style-name="P2">llamados para anunciar</text:p>
        <text:p text:style-name="P2">las virtudes de aquel</text:p>
        <text:p text:style-name="P2">que nos llamo a su luz</text:p>
        <text:p text:style-name="P2"/>
        <text:p text:style-name="P2">Somos el pueblo de Dios</text:p>
        <text:p text:style-name="P2">su sangre nos redimió</text:p>
        <text:p text:style-name="P2">y su Espíritu dio</text:p>
        <text:p text:style-name="P2">para darnos poder</text:p>
        <text:p text:style-name="P2">y ser testigos de El</text:p>
        <text:p text:style-name="P2"/>
        <text:p text:style-name="P2">y llevaremos su gloria</text:p>
        <text:p text:style-name="P2">a cada pueblo y nación</text:p>
        <text:p text:style-name="P2">Trayéndoles esperanza</text:p>
        <text:p text:style-name="P2">y nuevas de salvación</text:p>
        <text:p text:style-name="P2">y su amor nos impulsa</text:p>
        <text:p text:style-name="P2">no nos podemos callar</text:p>
        <text:p text:style-name="P2">anunciaremos al mundo</text:p>
        <text:p text:style-name="P2">de amor y verdad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7"><text:span text:style-name="T1">Sentado en su trono</text:span></text:p>
        <text:p text:style-name="P6">Jesús Adrián Romero </text:p>
        <text:p text:style-name="P5"/>
        <text:p text:style-name="P3">VERSO I</text:p>
        <text:p text:style-name="P4">Sentado en su trono rodeado de luz</text:p>
        <text:p text:style-name="P4">la diestra del Padre gobierna Jesús</text:p>
        <text:p text:style-name="P4">Con ojos de fuego con rostro de sol</text:p>
        <text:p text:style-name="P4">Cuando abre su boca es trueno Su voz</text:p>
        <text:p text:style-name="P4"><text:s text:c="14"/></text:p>
        <text:p text:style-name="P3">CORO x2</text:p>
        <text:p text:style-name="P4">Poderoso en majestad y reino, poderoso</text:p>
        <text:p text:style-name="P4">Poderoso en potestad e imperio, poderoso</text:p>
        <text:p text:style-name="P4"/>
        <text:p text:style-name="P3">VERSO II</text:p>
        <text:p text:style-name="P4">Un gran arcoíris corona su ser</text:p>
        <text:p text:style-name="P4">El es el cordero que pudo vencer</text:p>
        <text:p text:style-name="P4">El es el primero, el es el postrer</text:p>
        <text:p text:style-name="P4">Y arrojan coronas delante <text:s text:c="2"/>de el</text:p>
        <text:p text:style-name="P4"/>
        <text:p text:style-name="P3">CORO x2</text:p>
        <text:p text:style-name="P4">Poderoso en majestad y reino, poderoso</text:p>
        <text:p text:style-name="P4">Poderoso en potestad e imperio, poderoso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</text:p>
        <text:p text:style-name="P4"/>
        <text:p text:style-name="P5"><text:span text:style-name="T2"/></text:p>
        <text:p text:style-name="P5"><text:span text:style-name="T2"/></text:p>
        <text:p text:style-name="P5"><text:span text:style-name="T2"/></text:p>
        <text:p text:style-name="P5"><text:span text:style-name="T2"/></text:p>
        <text:p text:style-name="P5"><text:span text:style-name="T2"/></text:p>
        <text:p text:style-name="P5"><text:span text:style-name="T2"/></text:p>
        <text:p text:style-name="P5"><text:span text:style-name="T2">Atrae mi corazón</text:span></text:p>
        <text:p text:style-name="P6">Marcos Brunet</text:p>
        <text:p text:style-name="P4"/>
        <text:p text:style-name="P4">Es a tí a quien anhelo</text:p>
        <text:p text:style-name="P4">Es por tí que yo suspiro</text:p>
        <text:p text:style-name="P4">Mas allá del velo</text:p>
        <text:p text:style-name="P4">yo voy a decirte que te quiero</text:p>
        <text:p text:style-name="P4"/>
        <text:p text:style-name="P3">CORO I x1</text:p>
        <text:p text:style-name="P4">Atrae mi corazón</text:p>
        <text:p text:style-name="P4">Atrae mi corazón</text:p>
        <text:p text:style-name="P4">Atrae mi corazón Jesús</text:p>
        <text:p text:style-name="P4">Me muero de amor por tí</text:p>
        <text:p text:style-name="P4">Me muero de amor por tí</text:p>
        <text:p text:style-name="P4"/>
        <text:p text:style-name="P4">Yo quiero que el mundo sepa</text:p>
        <text:p text:style-name="P4">Yo quiero que el mundo vea</text:p>
        <text:p text:style-name="P4">que tu eres mi amado</text:p>
        <text:p text:style-name="P4">Jesús y yo soy tuyo</text:p>
        <text:p text:style-name="P4">sólo tuyo</text:p>
        <text:p text:style-name="P4"/>
        <text:p text:style-name="P3">CORO I x2</text:p>
        <text:p text:style-name="P4">Atrae mi corazón</text:p>
        <text:p text:style-name="P4">Atrae mi corazón</text:p>
        <text:p text:style-name="P4">Atrae mi corazón Jesús</text:p>
        <text:p text:style-name="P4">Me muero de amor por tí</text:p>
        <text:p text:style-name="P4">Me muero de amor por tí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Yo en tí y tu en mi Jesús</text:p>
        <text:p text:style-name="P4">Este es el pacto</text:p>
        <text:p text:style-name="P4">Yo en tí y tu en mi Jesús</text:p>
        <text:p text:style-name="P4">Este es el pacto</text:p>
        <text:p text:style-name="P4"/>
        <text:p text:style-name="P3">CORO II x4</text:p>
        <text:p text:style-name="P4">Yo quiero tu visión en mis ojos</text:p>
        <text:p text:style-name="P4">Quiero tu canción en mis labios</text:p>
        <text:p text:style-name="P4">y tu corazón en mi pecho</text:p>
        <text:p text:style-name="P4"/>
        <text:p text:style-name="P4"/>
        <text:p text:style-name="P6">Escucharte Hablar</text:p>
        <text:p text:style-name="P6">Marcos Witt</text:p>
        <text:p text:style-name="P4"/>
        <text:p text:style-name="P4">Quiero escuchar tu dulce voz</text:p>
        <text:p text:style-name="P4">rompiendo el silencio en mi ser</text:p>
        <text:p text:style-name="P4">se que me haría estremecer</text:p>
        <text:p text:style-name="P4">me haría llorar o reír</text:p>
        <text:p text:style-name="P4">y caería rendido ante Ti</text:p>
        <text:p text:style-name="P4"/>
        <text:p text:style-name="P4">Y no podría estar ante Ti</text:p>
        <text:p text:style-name="P4">Escuchándote hablar</text:p>
        <text:p text:style-name="P4">sin llorar como un niño</text:p>
        <text:p text:style-name="P4">y pasaría el tiempo así</text:p>
        <text:p text:style-name="P4">sin querer nada mas</text:p>
        <text:p text:style-name="P4">nada mas que escucharte hablar</text:p>
        <text:p text:style-name="P4"/>
        <text:p text:style-name="P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5:25:42.551217917</meta:creation-date>
    <dc:date>2024-09-07T15:35:49.457115825</dc:date>
    <meta:editing-duration>PT10M13S</meta:editing-duration>
    <meta:editing-cycles>4</meta:editing-cycles>
    <meta:generator>LibreOffice/7.4.7.2$Linux_x86 LibreOffice_project/40$Build-2</meta:generator>
    <meta:document-statistic meta:table-count="0" meta:image-count="0" meta:object-count="0" meta:page-count="2" meta:paragraph-count="83" meta:word-count="381" meta:character-count="1833" meta:non-whitespace-character-count="1517"/>
  </office:meta>
</office:document-meta>
</file>